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fo:font-size="12pt" fo:language="fr" fo:country="FR" style:font-size-asian="12pt" style:font-size-complex="12pt"/>
    </style:style>
    <style:style style:name="P4" style:family="paragraph" style:parent-style-name="Standard">
      <style:paragraph-properties fo:text-align="justify" style:justify-single-word="false"/>
      <style:text-properties fo:font-size="14pt" fo:language="fr" fo:country="FR" fo:font-style="normal" style:text-underline-style="none" style:font-size-asian="14pt" style:font-style-asian="normal" style:font-size-complex="14pt" style:font-style-complex="normal"/>
    </style:style>
    <style:style style:name="P5" style:family="paragraph" style:parent-style-name="Standard">
      <style:paragraph-properties fo:text-align="center" style:justify-single-word="false"/>
      <style:text-properties fo:font-size="10pt" fo:language="fr" fo:country="FR" style:font-size-asian="10pt" style:font-size-complex="10pt"/>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paragraph-properties fo:text-align="start" style:justify-single-word="false"/>
      <style:text-properties style:font-name="Times New Roman1" fo:font-weight="normal" style:font-weight-asian="normal" style:font-weight-complex="normal"/>
    </style:style>
    <style:style style:name="P10" style:family="paragraph" style:parent-style-name="Text_20_body">
      <style:text-properties style:font-name="Arial" fo:font-weight="normal" style:font-weight-asian="normal" style:font-weight-complex="normal"/>
    </style:style>
    <style:style style:name="P11" style:family="paragraph" style:parent-style-name="Text_20_body">
      <style:text-properties fo:color="#cc0000"/>
    </style:style>
    <style:style style:name="P12" style:family="paragraph" style:parent-style-name="Text_20_body">
      <style:text-properties fo:color="#cc0000" style:font-name="Arial" fo:font-weight="bold" style:font-weight-asian="bold" style:font-weight-complex="bold"/>
    </style:style>
    <style:style style:name="P13" style:family="paragraph" style:parent-style-name="Text_20_body">
      <style:text-properties fo:color="#cc0000" fo:font-weight="bold" style:font-weight-asian="bold" style:font-weight-complex="bold"/>
    </style:style>
    <style:style style:name="P14" style:family="paragraph" style:parent-style-name="Text_20_body">
      <style:paragraph-properties fo:text-align="start" style:justify-single-word="false"/>
      <style:text-properties fo:color="#cc0000" fo:font-weight="bold" style:font-weight-asian="bold" style:font-weight-complex="bold"/>
    </style:style>
    <style:style style:name="P15" style:family="paragraph" style:parent-style-name="Text_20_body">
      <style:text-properties fo:color="#cc0000" fo:font-size="18pt" fo:font-weight="bold" style:font-size-asian="18pt" style:font-weight-asian="bold" style:font-size-complex="18pt" style:font-weight-complex="bold"/>
    </style:style>
    <style:style style:name="P16" style:family="paragraph" style:parent-style-name="Text_20_body">
      <style:text-properties fo:color="#cc0000" fo:font-size="16pt" fo:font-weight="bold" style:font-size-asian="16pt" style:font-weight-asian="bold" style:font-size-complex="16pt"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style:use-window-font-color="true" fo:language="fr" fo:country="FR" fo:font-weight="normal" style:font-weight-asian="normal" style:font-weight-complex="normal"/>
    </style:style>
    <style:style style:name="P20" style:family="paragraph" style:parent-style-name="Text_20_body">
      <style:paragraph-properties fo:text-align="justify" style:justify-single-word="false"/>
      <style:text-properties style:use-window-font-color="true" fo:font-weight="bold" style:font-weight-asian="bold" style:font-weight-complex="bold"/>
    </style:style>
    <style:style style:name="P21" style:family="paragraph" style:parent-style-name="Heading_20_1">
      <style:paragraph-properties fo:break-before="page"/>
    </style:style>
    <style:style style:name="P22" style:family="paragraph" style:parent-style-name="Heading_20_1">
      <style:paragraph-properties fo:text-align="center" style:justify-single-word="false" fo:break-before="page"/>
      <style:text-properties fo:color="#cc0000"/>
    </style:style>
    <style:style style:name="P23" style:family="paragraph" style:parent-style-name="Title">
      <style:text-properties fo:color="#cc0000"/>
    </style:style>
    <style:style style:name="P24" style:family="paragraph" style:parent-style-name="Standard">
      <style:paragraph-properties fo:text-align="justify" style:justify-single-word="false"/>
      <style:text-properties fo:language="fr" fo:country="FR"/>
    </style:style>
    <style:style style:name="P25" style:family="paragraph" style:parent-style-name="Standard">
      <style:paragraph-properties fo:text-align="justify" style:justify-single-word="false"/>
      <style:text-properties fo:font-size="12pt" fo:language="fr" fo:country="FR" style:text-underline-style="none" style:font-size-asian="12pt" style:font-size-complex="12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33% 58%" fo:font-style="normal" style:text-underline-style="none" style:font-style-asian="normal" style:font-style-complex="normal"/>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language="fr" fo:country="FR" fo:font-style="normal" style:text-underline-style="none" style:font-size-asian="12pt" style:font-style-asian="normal" style:font-size-complex="12pt" style:font-style-complex="normal"/>
    </style:style>
    <style:style style:name="T8" style:family="text">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style="italic" style:text-underline-style="none" style:font-style-asian="italic" style:font-style-complex="italic"/>
    </style:style>
    <style:style style:name="T11" style:family="text">
      <style:text-properties fo:language="fr" fo:country="FR"/>
    </style:style>
    <style:style style:name="T12" style:family="text">
      <style:text-properties fo:language="fr" fo:country="FR" fo:font-weight="bold" style:font-weight-asian="bold" style:font-weight-complex="bold"/>
    </style:style>
    <style:style style:name="T13" style:family="text">
      <style:text-properties fo:language="fr" fo:country="FR" fo:font-weight="normal" style:font-weight-asian="normal" style:font-weight-complex="normal"/>
    </style:style>
    <style:style style:name="T14" style:family="text">
      <style:text-properties style:font-name="Times New Roman1"/>
    </style:style>
    <style:style style:name="T15" style:family="text">
      <style:text-properties style:font-name="Times New Roman1" fo:font-weight="normal" style:font-weight-asian="normal" style:font-weight-complex="normal"/>
    </style:style>
    <style:style style:name="T16" style:family="text">
      <style:text-properties style:font-name="Times New Roman"/>
    </style:style>
    <style:style style:name="T17" style:family="text">
      <style:text-properties style:font-name="Times New Roman" fo:font-weight="normal" style:font-weight-asian="normal" style:font-weight-complex="normal"/>
    </style:style>
    <style:style style:name="T18" style:family="text">
      <style:text-properties style:font-name="Arial"/>
    </style:style>
    <style:style style:name="T19" style:family="text">
      <style:text-properties style:font-name="Arial" fo:font-weight="bold" style:font-weight-asian="bold" style:font-weight-complex="bold"/>
    </style:style>
    <style:style style:name="T20" style:family="text">
      <style:text-properties style:font-name="Arial" fo:font-weight="normal" style:font-weight-asian="normal" style:font-weight-complex="normal"/>
    </style:style>
    <style:style style:name="T21" style:family="text">
      <style:text-properties fo:color="#800000"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cc0000"/>
    </style:style>
    <style:style style:name="T24" style:family="text">
      <style:text-properties fo:color="#cc0000" fo:font-weight="bold" style:font-weight-asian="bold" style:font-weight-complex="bold"/>
    </style:style>
    <style:style style:name="T25" style:family="text">
      <style:text-properties fo:color="#cc0000" style:font-name="Arial" fo:font-weight="bold" style:font-weight-asian="bold" style:font-weight-complex="bold"/>
    </style:style>
    <style:style style:name="T26" style:family="text">
      <style:text-properties style:use-window-font-color="true"/>
    </style:style>
    <style:style style:name="T27" style:family="text">
      <style:text-properties style:use-window-font-color="true" style:font-name="Arial"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OGO_RENNES1 <text:s text:c="6"/>#LOGO_ESIR</text:p>
      <text:p text:style-name="P23"/>
      <text:p text:style-name="P23"/>
      <text:p text:style-name="Title">Descripteur de textures par régions de covariances</text:p>
      <text:p text:style-name="P3">Olivier Le Meure</text:p>
      <text:p text:style-name="P5">Kévin Bannier<text:tab/><text:tab/> <text:s text:c="4"/>Nicolas Laboureur<text:tab/><text:tab/>Amaury Louarn</text:p>
      <text:p text:style-name="P5"/>
      <text:h text:style-name="Heading_20_1" text:outline-level="1"/>
      <text:p text:style-name="P15">#Page_de_garde</text:p>
      <text:p text:style-name="P16">#Belles_images_TEST</text:p>
      <text:p text:style-name="P16">#Image_Descriptor</text:p>
      <text:p text:style-name="P16">#Images_qui_déchirent_tout</text:p>
      <text:h text:style-name="P22" text:outline-level="1">#Sommaire</text:h>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Sommaire<text:tab/>2</text:p>
          <text:p text:style-name="P8">Introduction<text:tab/>3</text:p>
          <text:p text:style-name="P8">I/ Résumé<text:tab/>3</text:p>
          <text:p text:style-name="P8">II/ Démarche<text:tab/>4</text:p>
          <text:p text:style-name="P26">2.1 Choix des paramètres (Z)<text:tab/>4</text:p>
          <text:p text:style-name="P26">2.2 Matrice de Covariances(Crp)<text:tab/>4</text:p>
          <text:p text:style-name="P26">2.2Bis Traitements préalables<text:tab/>4</text:p>
          <text:p text:style-name="P26">2.3 Espace Euclidien (Cholesky)<text:tab/>4</text:p>
          <text:p text:style-name="P26">2.4 Signature<text:tab/>4</text:p>
          <text:p text:style-name="P26">2.5 Distance<text:tab/>4</text:p>
          <text:p text:style-name="P8">III/ Résultats finaux<text:tab/>5</text:p>
          <text:p text:style-name="P8">IV/ Tests de robustesse<text:tab/>6</text:p>
          <text:p text:style-name="P26">4.1 Tests sur régions uniform-like<text:tab/>6</text:p>
          <text:p text:style-name="P27">4.1.1 Forme du test<text:tab/>6</text:p>
          <text:p text:style-name="P27">4.1.2 Résultats<text:tab/>6</text:p>
          <text:p text:style-name="P26">4.2 Tests sur la qualité de la distance entre deux régions<text:tab/>6</text:p>
          <text:p text:style-name="P27">4.2.1 Test à la souris<text:tab/>6</text:p>
          <text:p text:style-name="P27">4.2.2 Test global<text:tab/>6</text:p>
          <text:p text:style-name="P26">4.3 Tests de qualité sur un Patchmatch<text:tab/>6</text:p>
          <text:p text:style-name="P27">4.1.1 Forme du test<text:tab/>6</text:p>
          <text:p text:style-name="P27">4.1.2 Résultats<text:tab/>6</text:p>
          <text:p text:style-name="P8">V/ Adaptation Objet<text:tab/>8</text:p>
        </text:index-body>
      </text:table-of-content>
      <text:h text:style-name="Heading_20_1" text:outline-level="1"/>
      <text:h text:style-name="P21" text:outline-level="1">Introduction</text:h>
      <text:p text:style-name="P1"/>
      <text:p text:style-name="P2"><text:span text:style-name="T2"><text:tab/>Dans le cadre de notre formation d'ingénieur à l'ESIR (École Supérieur d'ingénieurs de Rennes), nous avons pour projet de 4</text:span><text:span text:style-name="T4">ème </text:span><text:span text:style-name="T2">année, en Imagerie Numérique, la création d'un descripteur de textures robuste pour images 2D. </text:span><text:span text:style-name="T2">Nous avons donc eu 11 séances de 4 heures pour nous atteler à cette tache, sous l'encadrement de Olivier Le Meure, professeur à l'ESIR. Nous avions à notre disposition une série de document</text:span><text:span text:style-name="T2">s</text:span><text:span text:style-name="T2"> traitant la sujet de façon</text:span><text:span text:style-name="T2">s</text:span><text:span text:style-name="T2"> différentes : </text:span><text:span text:style-name="T10">Structure-Preserving Image Smoothing via Region Covariance</text:span><text:span text:style-name="T2"> (Hacettepe University), </text:span><text:span text:style-name="T10">Transfert de couleurs et colorisation guidés par la texture</text:span><text:span text:style-name="T2"> (archives-ouvertes.fr)</text:span></text:p>
      <text:p text:style-name="P4"/>
      <text:h text:style-name="Heading_20_1" text:outline-level="1">I/ Résumé</text:h>
      <text:p text:style-name="Text_20_body"/>
      <text:p text:style-name="P7"><text:tab/><text:span text:style-name="T7">Tout d'abord, les paramètres retenus nécessaires au descripteur sont dans un premier temps les caractéristiques Lab de l'image (clarté, rouge/vert, jaune/bleu) et dans un second temps les déformations spatiales (dérivées premières et secondes suivant les axes x et y).</text:span></text:p>
      <text:p text:style-name="P24"><text:span text:style-name="T5"><text:tab/><text:tab/></text:span></text:p>
      <text:p text:style-name="P7"><text:span text:style-name="T11"><text:tab/>Pour chaque pixel d'une image, nous créons donc un vecteur (</text:span><text:span text:style-name="T12">Z) </text:span><text:span text:style-name="T13">contenant ces 8 paramètres (L,a,b,dx,dy ,ddx,ddy,ddxy). </text:span>Ensuite, nous avons créé la matrice de covariance (<text:span text:style-name="T9">Crp</text:span>) associée à chacun des pixel selon un voisinage carré de taille variable (<text:span text:style-name="T9">r</text:span>). Cette matrice de covariance est <text:s/>traitée selon une fonction de poids gaussienne (<text:span text:style-name="T9">Wr</text:span>) afin d'assurer une continuité du descripteur de pixel en pixel.</text:p>
      <text:p text:style-name="P6"><text:span text:style-name="T15"/></text:p>
      <text:p text:style-name="P6"><text:span text:style-name="T15"><text:tab/>Ceci fait, nous avons ramené la matrice de covariances modifiée à un repère euclidien grâce à la décomposition de Cholesky, ainsi, </text:span><text:span text:style-name="T15">nous transformons la matrice triangulaire obtenue en un vecteur colonne qui sera donc la signature du pixel. Cette signature étant calculée, nous pouvons alors évaluer la distance </text:span><text:span text:style-name="T15">euclidienne</text:span><text:span text:style-name="T15"> entre deux pixels pour un</text:span><text:span text:style-name="T15">e taille de patch donnée.</text:span></text:p>
      <text:p text:style-name="P9"/>
      <text:h text:style-name="Heading_20_1" text:outline-level="1"/>
      <text:h text:style-name="P21" text:outline-level="1">II/ Démarche</text:h>
      <text:h text:style-name="Heading_20_2" text:outline-level="2">2.1 Choix des paramètres (Z)</text:h>
      <text:p text:style-name="P20"><text:span text:style-name="T7"><text:tab/></text:span><text:span text:style-name="T8">Les paramètres que nous avons jugés nécessaires au descripteur d'une région de l'image sont les suivant :</text:span></text:p>
      <text:p text:style-name="P25"><text:span text:style-name="T3"><text:tab/><text:tab/>L</text:span><text:span text:style-name="T1"> : la clarté de l'image (0 = noir, 100=blanc) ;</text:span></text:p>
      <text:p text:style-name="P24"><text:span text:style-name="T5"><text:tab/><text:tab/></text:span><text:span text:style-name="T6">a</text:span><text:span text:style-name="T5"> : </text:span>représente une gamme de 600 niveaux sur un axe rouge (+299 valeur positive) → <text:tab/><text:tab/><text:tab/>vert (-300 valeur négative) en passant par le gris (0) ;</text:p>
      <text:p text:style-name="P24"><text:span text:style-name="T5"><text:tab/><text:tab/></text:span><text:span text:style-name="T6">b</text:span><text:span text:style-name="T5"> : </text:span>représente une gamme de 600 niveaux sur un axe jaune (+299 valeur positive) → <text:tab/><text:tab/><text:tab/>bleu (-300 valeur négative) en passant par le gris (0) ;</text:p>
      <text:p text:style-name="P24"><text:tab/><text:tab/><text:span text:style-name="T9">dx</text:span> : la dérivée première de L suivant l'axe x ; </text:p>
      <text:p text:style-name="P24"><text:tab/><text:tab/><text:span text:style-name="T9">dy</text:span> : la dérivée première de L suivant l'axe y ;</text:p>
      <text:p text:style-name="P24"><text:tab/><text:tab/><text:span text:style-name="T9">ddx</text:span> : la dérivée seconde de L suivant l'axe x ;</text:p>
      <text:p text:style-name="P24"><text:tab/><text:tab/><text:span text:style-name="T9">ddy</text:span> : la dérivée seconde de L suivant l'axe y ;</text:p>
      <text:p text:style-name="P24"><text:tab/><text:tab/><text:span text:style-name="T9">ddxy</text:span> : la dérivée seconde de L suivant les deux axes.</text:p>
      <text:p text:style-name="P24"><text:span text:style-name="T26"/></text:p>
      <text:p text:style-name="P19"><text:tab/>Ainsi, les paramètres L.a.b. feront intervenir la clarté et les couleurs, tandis que les autres paramètres feront intervenir les déformations spatiales de la région. Nous avons donc tous les éléments de base afin de créer un descripteur robuste. Ils seront donc placés dans un vecteur Z que nous calculons sur l'ensemble des pixels de l'image.</text:p>
      <text:h text:style-name="Heading_20_2" text:outline-level="2">2.2 Matrice de Covariances(Crp)</text:h>
      <text:p text:style-name="P13"><text:tab/><text:span text:style-name="T26">Ces vecteurs Z calculés, nous leur avons associé une matrice de covariances (toujours par pixel donc), ce qui constitue la deuxième étape vers la création du descripteur. Cependant, cette matrice ne suffirait pas car elle n'est pas forcément continue pixel à pixel, et ne permettrait pas de calculer une distance 'normale' entre deux matrice de ce genre. <text:s/></text:span></text:p>
      <text:h text:style-name="Heading_20_2" text:outline-level="2">2.2 Traitement préalable (Wr)</text:h>
      <text:p text:style-name="P13"><text:tab/><text:span text:style-name="T26">Un premier traitement consiste à appliquer des coefficients sur la matrice de covariance afin qu'elle prenne en compte les pixels du patch de façon pondérée (les pixels les plus proche du pixel concerné auront donc un poids plus fort). Aussi, cela permettra de normaliser la matrice en sortie (somme des coefficients = 1), ce qui assurera la continuité pixel à pixel. La fonction de distance est donc la suivante :</text:span></text:p>
      <text:p text:style-name="P17">Wr(p,q)=exp(-||p-q||²/2<text:span text:style-name="T14">σ²</text:span><text:span text:style-name="T16">) </text:span><text:span text:style-name="T17">avec </text:span><text:span text:style-name="T14">σ=r/3 </text:span><text:span text:style-name="T15">pour un patch en 2r+1</text:span></text:p>
      <text:p text:style-name="P14"><text:span text:style-name="T14"># explication du choix de la fonction</text:span></text:p>
      <text:h text:style-name="Heading_20_2" text:outline-level="2">2.3 Espace Euclidien (Cholesky)</text:h>
      <text:p text:style-name="P13"><text:tab/><text:span text:style-name="T26">Afin de nous ramener à un espace Euclidien, nous avons procédé à la décomposition de Cholesky sur la matrice de covariances modifiée. </text:span><text:line-break/>#Détails de la méthode</text:p>
      <text:p text:style-name="P13">Nous obtenons donc une matrice triangle quasiment optimale pour le calcule de distance entre deux patchs.</text:p>
      <text:h text:style-name="Heading_20_2" text:outline-level="2"><text:soft-page-break/>2.4 Signature</text:h>
      <text:p text:style-name="Text_20_body"><text:tab/>Cette matrice de covariances modifiée et décomposé par Cholesky en possession, il ne nous reste plus qu'à supprimer les données inutiles (matrices triangle = beaucoup de 0) en créant un simple vecteur colonne disposant des données utiles. Ce vecteur sera donc la seule chose stockée pour chacun des pixels permettant de calculer la distance entre deux patchs.</text:p>
      <text:h text:style-name="Heading_20_2" text:outline-level="2">2.5 Distance</text:h>
      <text:p text:style-name="P13">#différents choix considéré : distance cos ; distance euclidienne ;</text:p>
      <text:p text:style-name="P13"><text:tab/><text:span text:style-name="T26">La distance utilisée est finalement la distance euclidienne entre deux vecteurs signatures :</text:span></text:p>
      <text:p text:style-name="P13"><text:tab/>#formule : racine( somme de i=1 à 8( pow(S1[i]-S2[i], 2)))</text:p>
      <text:h text:style-name="P21" text:outline-level="1">III/ Résultats finaux</text:h>
      <text:h text:style-name="Heading_20_2" text:outline-level="2"><text:span text:style-name="T9"/></text:h>
      <text:h text:style-name="P21" text:outline-level="1"><text:span text:style-name="T19">IV/ Tests de robustesse</text:span></text:h>
      <text:h text:style-name="Heading_20_2" text:outline-level="2"><text:span text:style-name="T19">4.1 Tests sur régions uniform-like</text:span></text:h>
      <text:h text:style-name="Heading_20_3" text:outline-level="3"><text:span text:style-name="T19">4.1.1 Forme du test</text:span></text:h>
      <text:p text:style-name="Text_20_body"><text:span text:style-name="T19"><text:tab/></text:span><text:span text:style-name="T25">#création du test en comptant les NaN</text:span></text:p>
      <text:p text:style-name="Text_20_body"><text:span text:style-name="T19"><text:tab/></text:span><text:span text:style-name="T20">Nos premiers tests visaient à déterminer s'il n'y avait vraiment aucun problème quant aux images à régions quasi-uniformes, car en effet, ce type de zone n'est pas géré par notre méthode. </text:span></text:p>
      <text:p text:style-name="P13"><text:span text:style-name="T18"><text:tab/></text:span></text:p>
      <text:h text:style-name="Heading_20_3" text:outline-level="3">4.1.2 Résultats</text:h>
      <text:p text:style-name="Text_20_body"><text:span text:style-name="T27"><text:tab/>Sans surprise, les tests ont été un franc succès sur des images réelles.</text:span></text:p>
      <text:p text:style-name="P12"><text:span text:style-name="T22"><text:tab/>#images_de_test_avec_régions_uniform-like</text:span></text:p>
      <text:h text:style-name="Heading_20_2" text:outline-level="2">4.2 Tests sur la qualité de la distance entre deux régions</text:h>
      <text:h text:style-name="Heading_20_3" text:outline-level="3">4.2.1 Test à la souris</text:h>
      <text:p text:style-name="Text_20_body"><text:tab/><text:span text:style-name="T24">#création du test à la souris</text:span></text:p>
      <text:p text:style-name="P11"><text:span text:style-name="T9"><text:tab/>#résultats du test à la souris</text:span></text:p>
      <text:h text:style-name="Heading_20_3" text:outline-level="3"><text:span text:style-name="T9">4.2.2 Test global</text:span></text:h>
      <text:p text:style-name="Text_20_body"><text:span text:style-name="T9"><text:tab/></text:span><text:span text:style-name="T24">#création du test de map de ressemblance </text:span></text:p>
      <text:p text:style-name="P11"><text:span text:style-name="T9"><text:tab/>#résultat du test de map ressemblance</text:span></text:p>
      <text:h text:style-name="Heading_20_2" text:outline-level="2">4.3 Tests de qualité sur un Patchmatch</text:h>
      <text:h text:style-name="Heading_20_3" text:outline-level="3"><text:span text:style-name="T19">4.1.1 Forme du test</text:span></text:h>
      <text:p text:style-name="Text_20_body"><text:span text:style-name="T19"><text:tab/></text:span><text:span text:style-name="T20">Nos tests suivants concernaient la véracité des résultats : les régions similaires doivent être à faible distance et les régions différentes doivent être à forte distance.</text:span></text:p>
      <text:p text:style-name="P10"><text:tab/>Les premiers tests sur ce plan étaient manuels : en cliquant sur deux pixels, on évalué si la distance calculée était visuellement correcte. Ces résultats nous ont satisfait à 90 %, c'est pourquoi nous nous sommes lancés dans des tests plus poussés : nous avons donc récupéré un algorithme de Patchmatch et l'avons adapté pour qu'il évalue une distance non plus selon un EQM, mais selon celle que nous avons créé avec notre descripteur.</text:p>
      <text:h text:style-name="Heading_20_3" text:outline-level="3">4.1.2 Résultats</text:h>
      <text:p text:style-name="Text_20_body"><text:tab/>Pour évaluer le résultat, nous avons calculer le PSNR d'images du Patchmatch originel et le PSNR d'images du Patchmatch adapté à notre descripteur.</text:p>
      <text:p text:style-name="P10"><text:s/><text:span text:style-name="T24">#(PSNR_PatchMatch_avec_EQM) vs (PSNR_PatchMatch_avec_notre_distance)</text:span></text:p>
      <text:h text:style-name="Heading_20_1" text:outline-level="1"><text:soft-page-break/></text:h>
      <text:h text:style-name="P21" text:outline-level="1">V/ Adaptation Objet</text:h>
      <text:p text:style-name="Text_20_body"><text:tab/>Afin de simplifier l'utilisation logicielle, nous avons blablabla <text:span text:style-name="T23">...</text:span><text:span text:style-name="T24">#Amaury</text:span></text:p>
      <text:p text:style-name="P1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harp" style:font-size-asian="14pt" style:font-name-complex="DejaVu Sans Condensed"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tic Istic</meta:initial-creator>
    <meta:creation-date>2016-03-08T17:16:55</meta:creation-date>
    <dc:date>2016-03-22T16:36:39</dc:date>
    <meta:editing-duration>PT3H34M18S</meta:editing-duration>
    <meta:editing-cycles>18</meta:editing-cycles>
    <meta:generator>OpenOffice/4.1.1$Unix OpenOffice.org_project/411m6$Build-9775</meta:generator>
    <dc:creator>Istic Istic</dc:creator>
    <meta:document-statistic meta:table-count="0" meta:image-count="0" meta:object-count="0" meta:page-count="9" meta:paragraph-count="92" meta:word-count="1140" meta:character-count="7065"/>
  </office:meta>
</office:document-meta>
</file>